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Open Sans" svg:font-family="'Open Sans'" style:font-family-generic="swiss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size="14pt" officeooo:rsid="001ccdd8" officeooo:paragraph-rsid="0013e119" style:font-size-asian="14pt" style:font-size-complex="14pt"/>
    </style:style>
    <style:style style:name="P2" style:family="paragraph" style:parent-style-name="Standard">
      <style:paragraph-properties fo:line-height="150%"/>
      <style:text-properties fo:font-size="14pt" officeooo:rsid="0016f384" officeooo:paragraph-rsid="0013e119" style:font-size-asian="14pt" style:font-size-complex="14pt"/>
    </style:style>
    <style:style style:name="P3" style:family="paragraph" style:parent-style-name="Standard">
      <style:paragraph-properties fo:line-height="150%"/>
      <style:text-properties fo:font-size="14pt" officeooo:rsid="0016b3c7" officeooo:paragraph-rsid="0013e119" style:font-size-asian="14pt" style:font-size-complex="14pt"/>
    </style:style>
    <style:style style:name="P4" style:family="paragraph" style:parent-style-name="Standard">
      <style:paragraph-properties fo:line-height="150%"/>
      <style:text-properties fo:font-size="14pt" officeooo:rsid="0016f384" officeooo:paragraph-rsid="0013e119" style:font-size-asian="14pt" style:font-size-complex="14pt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6f384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181550" fo:background-color="#ffff00" loext:char-shading-value="0"/>
    </style:style>
    <style:style style:name="T4" style:family="text">
      <style:text-properties officeooo:rsid="00181550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Open Sans" fo:font-size="10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ric</text:p>
      <text:p text:style-name="P3"/>
      <text:p text:style-name="P3"><text:span text:style-name="T1">El</text:span> libro que yo <text:span text:style-name="T2">elejí </text:span>Para leer esta semana se trata de una madre y sus hijas se muda a una casa embrujada. La Familia es muy <text:span text:style-name="T2">umilde</text:span><text:span text:style-name="T2"><office:annotation><dc:creator>Autor desconocido</dc:creator><dc:date>2018-05-03T10:09:05</dc:date><text:p text:style-name="P5"><text:span text:style-name="T5">Las palabras remarcadas en amarillo están mal escritas. Corregilas.</text:span></text:p></office:annotation></text:span><text:span text:style-name="T2"> </text:span>y no tienen para comprarse una casa ni para mudarse a una buena<office:annotation><dc:creator>Autor desconocido</dc:creator><dc:date>2018-05-03T10:10:00</dc:date><text:p text:style-name="P5"><text:span text:style-name="T5">No se entiende cómo llega la familia a la casa embrujada. ¿Qué información podrías agregar para aclararlo?</text:span></text:p></office:annotation>.<office:annotation><dc:creator>Autor desconocido</dc:creator><dc:date>2018-05-03T10:08:10</dc:date><text:p text:style-name="P5"><text:span text:style-name="T5">Hay dos palabras que están escritas con mayúscula que deberían ir con minúsculas. Buscalas y corregilas.</text:span></text:p></office:annotation></text:p>
      <text:p text:style-name="P3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Open Sans" svg:font-family="'Open Sans'" style:font-family-generic="swiss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Open Sans" fo:font-size="11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Open Sans" fo:font-size="11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Open Sans" fo:font-family="'Open Sans'" style:font-family-generic="swiss" fo:font-size="13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Open Sans" fo:font-family="'Open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Open Sans" fo:font-family="'Open Sans'" style:font-family-generic="swiss" fo:font-size="11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Open Sans" fo:font-family="'Open Sans'" style:font-family-generic="swiss"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9T22:59:49.377235719</meta:creation-date>
    <dc:date>2018-05-10T08:45:58.283639895</dc:date>
    <meta:editing-duration>PT1M54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2" meta:word-count="42" meta:character-count="201" meta:non-whitespace-character-count="161"/>
  </office:meta>
</office:document-meta>
</file>